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95.95pt"/>
    </style:style>
    <style:style style:name="co2" style:family="table-column">
      <style:table-column-properties fo:break-before="auto" style:column-width="54.2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table_all_one_lstm_metrics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etri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mean_mse</text:p>
          </table:table-cell>
          <table:table-cell table:style-name="ce1" office:value-type="float" office:value="0.01392" calcext:value-type="float">
            <text:p>0.01392</text:p>
          </table:table-cell>
          <table:table-cell office:value-type="float" office:value="0.02007" calcext:value-type="float">
            <text:p>0.02007</text:p>
          </table:table-cell>
          <table:table-cell office:value-type="float" office:value="0.02" calcext:value-type="float">
            <text:p>0.02</text:p>
          </table:table-cell>
          <table:table-cell office:value-type="float" office:value="0.01991" calcext:value-type="float">
            <text:p>0.01991</text:p>
          </table:table-cell>
          <table:table-cell table:formula="of:=MIN([.B2:.E2])" office:value-type="float" office:value="0.01392" calcext:value-type="float">
            <text:p>0.01392</text:p>
          </table:table-cell>
        </table:table-row>
        <table:table-row table:style-name="ro1">
          <table:table-cell office:value-type="string" calcext:value-type="string">
            <text:p>min_mse</text:p>
          </table:table-cell>
          <table:table-cell office:value-type="float" office:value="0.00554" calcext:value-type="float">
            <text:p>0.00554</text:p>
          </table:table-cell>
          <table:table-cell office:value-type="float" office:value="0.01102" calcext:value-type="float">
            <text:p>0.01102</text:p>
          </table:table-cell>
          <table:table-cell office:value-type="float" office:value="0.01063" calcext:value-type="float">
            <text:p>0.01063</text:p>
          </table:table-cell>
          <table:table-cell office:value-type="float" office:value="0.01009" calcext:value-type="float">
            <text:p>0.01009</text:p>
          </table:table-cell>
          <table:table-cell/>
        </table:table-row>
        <table:table-row table:style-name="ro1">
          <table:table-cell office:value-type="string" calcext:value-type="string">
            <text:p>max_mse</text:p>
          </table:table-cell>
          <table:table-cell office:value-type="float" office:value="0.02053" calcext:value-type="float">
            <text:p>0.02053</text:p>
          </table:table-cell>
          <table:table-cell office:value-type="float" office:value="0.30038" calcext:value-type="float">
            <text:p>0.30038</text:p>
          </table:table-cell>
          <table:table-cell office:value-type="float" office:value="0.30964" calcext:value-type="float">
            <text:p>0.30964</text:p>
          </table:table-cell>
          <table:table-cell office:value-type="float" office:value="0.29269" calcext:value-type="float">
            <text:p>0.29269</text:p>
          </table:table-cell>
          <table:table-cell/>
        </table:table-row>
        <table:table-row table:style-name="ro1">
          <table:table-cell office:value-type="string" calcext:value-type="string">
            <text:p>stdev_mse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3572" calcext:value-type="float">
            <text:p>0.03572</text:p>
          </table:table-cell>
          <table:table-cell office:value-type="float" office:value="0.03656" calcext:value-type="float">
            <text:p>0.03656</text:p>
          </table:table-cell>
          <table:table-cell office:value-type="float" office:value="0.0353" calcext:value-type="float">
            <text:p>0.0353</text:p>
          </table:table-cell>
          <table:table-cell/>
        </table:table-row>
        <table:table-row table:style-name="ro1">
          <table:table-cell office:value-type="string" calcext:value-type="string">
            <text:p>mean_training_time</text:p>
          </table:table-cell>
          <table:table-cell office:value-type="float" office:value="119.02753" calcext:value-type="float">
            <text:p>119.02753</text:p>
          </table:table-cell>
          <table:table-cell office:value-type="float" office:value="115.19027" calcext:value-type="float">
            <text:p>115.19027</text:p>
          </table:table-cell>
          <table:table-cell office:value-type="float" office:value="116.73975" calcext:value-type="float">
            <text:p>116.73975</text:p>
          </table:table-cell>
          <table:table-cell office:value-type="float" office:value="114.25447" calcext:value-type="float">
            <text:p>114.25447</text:p>
          </table:table-cell>
          <table:table-cell/>
        </table:table-row>
        <table:table-row table:style-name="ro1">
          <table:table-cell office:value-type="string" calcext:value-type="string">
            <text:p>mean_num_epochs</text:p>
          </table:table-cell>
          <table:table-cell office:value-type="float" office:value="95.86667" calcext:value-type="float">
            <text:p>95.86667</text:p>
          </table:table-cell>
          <table:table-cell office:value-type="float" office:value="93.33333" calcext:value-type="float">
            <text:p>93.33333</text:p>
          </table:table-cell>
          <table:table-cell office:value-type="float" office:value="95.11111" calcext:value-type="float">
            <text:p>95.11111</text:p>
          </table:table-cell>
          <table:table-cell office:value-type="float" office:value="93.96111" calcext:value-type="float">
            <text:p>93.9611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8T14:37:46.790795714</dc:date>
    <meta:editing-duration>PT1M5S</meta:editing-duration>
    <meta:editing-cycles>1</meta:editing-cycles>
    <meta:document-statistic meta:table-count="1" meta:cell-count="36" meta:object-count="0"/>
    <meta:generator>LibreOffice/6.0.7.3$Linux_X86_64 LibreOffice_project/00m0$Build-3</meta:generator>
  </office:meta>
</office:document-meta>
</file>